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7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8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9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36aa53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Frame_20_contents">
      <style:text-properties fo:color="#000000" style:font-name="Arial" fo:font-size="11pt" officeooo:paragraph-rsid="0036aa53" fo:background-color="transparent" style:font-size-asian="11pt" style:font-size-complex="11pt"/>
    </style:style>
    <style:style style:name="P11" style:family="paragraph" style:parent-style-name="Standard">
      <style:text-properties style:font-name="Arial" fo:font-size="10.5pt" officeooo:paragraph-rsid="0036aa53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15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16" style:family="paragraph" style:parent-style-name="UrbanTitle">
      <style:paragraph-properties fo:text-align="start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36aa53" fo:background-color="transparent" style:font-size-asian="11pt" style:font-weight-asian="bold" style:font-size-complex="11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fo:color="#000000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fo:font-style="normal" fo:background-color="transparent" loext:char-shading-value="0" style:font-style-asian="normal" style:font-style-complex="normal"/>
    </style:style>
    <style:style style:name="T10" style:family="text">
      <style:text-properties fo:color="#000000" fo:font-style="normal" officeooo:rsid="003fb73f" fo:background-color="transparent" loext:char-shading-value="0" style:font-style-asian="normal" style:font-style-complex="normal"/>
    </style:style>
    <style:style style:name="T11" style:family="text">
      <style:text-properties fo:color="#000000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12" style:family="text">
      <style:text-properties fo:color="#000000" fo:font-size="11pt" fo:font-style="normal" officeooo:rsid="003fb73f" fo:background-color="transparent" loext:char-shading-value="0" style:font-size-asian="11pt" style:font-style-asian="normal" style:font-size-complex="11pt" style:font-style-complex="normal"/>
    </style:style>
    <style:style style:name="T13" style:family="text">
      <style:text-properties officeooo:rsid="0005ad24"/>
    </style:style>
    <style:style style:name="T14" style:family="text">
      <style:text-properties style:text-underline-style="none" fo:font-weight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font-weight-asian="normal" style:font-weight-complex="normal"/>
    </style:style>
    <style:style style:name="T17" style:family="text">
      <style:text-properties officeooo:rsid="00072bdd" fo:background-color="transparent" loext:char-shading-value="0" style:font-weight-asian="normal" style:font-weight-complex="normal"/>
    </style:style>
    <style:style style:name="T18" style:family="text">
      <style:text-properties officeooo:rsid="00051fc3" fo:background-color="transparent" loext:char-shading-value="0" style:font-weight-asian="normal" style:font-weight-complex="normal"/>
    </style:style>
    <style:style style:name="T19" style:family="text">
      <style:text-properties officeooo:rsid="00001613" fo:background-color="transparent" loext:char-shading-value="0" style:font-weight-asian="normal" style:font-weight-complex="normal"/>
    </style:style>
    <style:style style:name="T20" style:family="text">
      <style:text-properties officeooo:rsid="0001c069" fo:background-color="transparent" loext:char-shading-value="0" style:font-weight-asian="normal" style:font-weight-complex="normal"/>
    </style:style>
    <style:style style:name="T21" style:family="text">
      <style:text-properties officeooo:rsid="002bd8d1" fo:background-color="transparent" loext:char-shading-value="0" style:font-weight-asian="normal" style:font-weight-complex="normal"/>
    </style:style>
    <style:style style:name="T22" style:family="text">
      <style:text-properties officeooo:rsid="0005ad24" fo:background-color="transparent" loext:char-shading-value="0"/>
    </style:style>
    <style:style style:name="T23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background-color="transparent" loext:char-shading-value="0" style:font-style-asian="normal" style:font-style-complex="normal"/>
    </style:style>
    <style:style style:name="T26" style:family="text">
      <style:text-properties fo:font-style="normal" officeooo:rsid="003fb73f" fo:background-color="transparent" loext:char-shading-value="0" style:font-style-asian="normal" style:font-style-complex="normal"/>
    </style:style>
    <style:style style:name="T27" style:family="text">
      <style:text-properties fo:font-style="normal" officeooo:rsid="003fb73f" fo:background-color="transparent" loext:char-shading-value="0" style:font-style-asian="normal" style:font-style-complex="normal"/>
    </style:style>
    <style:style style:name="T28" style:family="text">
      <style:text-properties fo:font-style="normal" fo:background-color="transparent" loext:char-shading-value="0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fb73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33" style:family="text">
      <style:text-properties style:use-window-font-color="true" officeooo:rsid="0003b413" fo:background-color="transparent" loext:char-shading-value="0" style:font-weight-asian="normal" style:font-weight-complex="normal"/>
    </style:style>
    <style:style style:name="T34" style:family="text">
      <style:text-properties style:use-window-font-color="true" officeooo:rsid="00072bdd" fo:background-color="transparent" loext:char-shading-value="0" style:font-weight-asian="normal" style:font-weight-complex="normal"/>
    </style:style>
    <style:style style:name="T35" style:family="text">
      <style:text-properties style:use-window-font-color="true" officeooo:rsid="002bd8d1" fo:background-color="transparent" loext:char-shading-value="0" style:font-weight-asian="normal" style:font-weight-complex="normal"/>
    </style:style>
    <style:style style:name="T36" style:family="text">
      <style:text-properties officeooo:rsid="0022109e"/>
    </style:style>
    <style:style style:name="T3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8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9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1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2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3" style:family="text">
      <style:text-properties fo:color="#ce181e" officeooo:rsid="002cf8be" fo:background-color="#fff200" loext:char-shading-value="0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17"><text:span text:style-name="T44">do text</text:span></text:p><text:p text:style-name="P17"><text:span text:style-name="T44">from document(at=header, format='odt')</text:span></text:p></office:annotation><text:span text:style-name="T31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S<text:span text:style-name="T36">PW - </text:span>Département des Permis et Autorisations</text:p>
            <text:p text:style-name="P9"><text:span text:style-name="Emphasis"><text:span text:style-name="T11">Avenue Prince de Liège, 15<text:line-break/>5100 </text:span></text:span><text:span text:style-name="Emphasis"><text:span text:style-name="T12">Namur</text:span></text:span></text:p>
            <text:p text:style-name="P16"><text:span text:style-name="T32">RECOMMANDÉ</text:span></text:p>
          </table:table-cell>
        </table:table-row>
      </table:table>
      <text:p text:style-name="P11"/>
      <text:p text:style-name="P15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><office:annotation><dc:creator>sde </dc:creator><dc:date>2011-07-27T10:02:17</dc:date><text:p text:style-name="P17"><text:span text:style-name="T48">do text</text:span></text:p><text:p text:style-name="P17"><text:span text:style-name="T48">from document(at=reference, format='odt')</text:span></text:p></office:annotation>Import depuis reference.odt</text:p>
      <text:p text:style-name="P1"/>
      <text:p text:style-name="P1"><office:annotation><dc:creator>Gauthier Bastien</dc:creator><dc:date>2011-02-16T16:12:24</dc:date><text:p text:style-name="P17"><text:span text:style-name="T47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7"><text:span text:style-name="T46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4"/>
      <text:p text:style-name="P5"><text:span text:style-name="T17">Le Bourgmestre de </text:span><text:span text:style-name="T17"><text:text-input text:description="">tool.getCityName()</text:text-input></text:span><text:span text:style-name="T16"><text:s/>certifie que </text:span><text:span text:style-name="T21">le recours contre la décision</text:span><text:span text:style-name="T17"> du </text:span><text:span text:style-name="T34">Collège communal / </text:span><text:span text:style-name="T35">des Fonctionnaires</text:span><text:span text:style-name="T33">,</text:span><text:span text:style-name="T16"> </text:span><text:span text:style-name="T21">conformément au décret du 5 février 2015 relatif aux implantations commerciales</text:span><text:span text:style-name="T19">,</text:span><text:span text:style-name="T16"> sur </text:span><text:span text:style-name="T17">la demande </text:span><text:span text:style-name="T16">de permis </text:span><text:span text:style-name="T21">intégré</text:span><text:span text:style-name="T18">,</text:span><text:span text:style-name="T16"> a été affiché</text:span><text:span text:style-name="T17">e</text:span><text:span text:style-name="T16"> par l</text:span><text:span text:style-name="T20">a Commune de </text:span><text:span text:style-name="T20"><text:text-input text:description="">tool.getCityName()</text:text-input></text:span><text:span text:style-name="T16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3"><text:s/></text:span><text:span text:style-name="T24">sur la</text:span><text:span text:style-name="T23"> </text:span><text:span text:style-name="T15">parcelle de terrain où les travaux sont à exécuter ou les actes à accomplir </text:span><text:span text:style-name="T22">soit à 4 endroits proc</text:span><text:span text:style-name="T13">hes du lieu d’exploitation le long d’une voirie carrossable, sur le batiment et</text:span> <text:span text:style-name="T13">aux valves de la Commune de Fléron.</text:span></text:p>
      <text:p text:style-name="P5"/>
      <text:p text:style-name="P6"><text:span text:style-name="T14">Fait à </text:span><text:span text:style-name="T14"><text:text-input text:description="">tool.getCityName()</text:text-input></text:span><text:span text:style-name="T14"><text:s/>le </text:span><text:span text:style-name="T14"><text:date style:data-style-name="N76" text:date-value="2020-04-03T13:59:47.836622586">3 avril 2020</text:date></text:span><text:span text:style-name="T14">.</text:span></text:p>
      <text:p text:style-name="P2"/>
      <text:p text:style-name="P3"><office:annotation><dc:creator>bleybaert</dc:creator><dc:date>2018-07-20T13:49:50</dc:date><loext:sender-initials>ble</loext:sender-initials><text:p text:style-name="P17"><text:span text:style-name="T45">do text</text:span></text:p><text:p text:style-name="P17"><text:span text:style-name="T4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7-20T13:46:32.680258066</meta:creation-date>
    <dc:date>2020-04-03T13:59:47.764243532</dc:date>
    <meta:editing-duration>PT18M50S</meta:editing-duration>
    <meta:editing-cycles>23</meta:editing-cycles>
    <meta:generator>LibreOffice/6.3.5.2$Linux_X86_64 LibreOffice_project/30$Build-2</meta:generator>
    <meta:document-statistic meta:table-count="1" meta:image-count="0" meta:object-count="0" meta:page-count="1" meta:paragraph-count="14" meta:word-count="164" meta:character-count="1118" meta:non-whitespace-character-count="990"/>
  </office:meta>
</office:document-meta>
</file>